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334d5c" draw:fill-image-width="0cm" draw:fill-image-height="0cm"/>
    </style:style>
    <style:style style:name="gr1" style:family="graphic" style:parent-style-name="standard">
      <style:graphic-properties svg:stroke-width="0.1cm" svg:stroke-color="#334d5c" draw:marker-start-width="0.35cm" draw:marker-end-width="0.35cm" draw:fill="solid" draw:fill-color="#df5a49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5cm" svg:stroke-color="#fffad5" draw:marker-start-width="0.425cm" draw:marker-end="Arrow" draw:marker-end-width="0.525cm" draw:fill="none" draw:fill-color="#efc94c" draw:fill-image-width="0cm" draw:fill-image-height="0cm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cm" svg:stroke-color="#334d5c" draw:marker-start-width="0.35cm" draw:marker-end-width="0.35cm" draw:fill="solid" draw:fill-color="#fffad5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334d5c" draw:marker-start-width="0.35cm" draw:marker-end-width="0.35cm" draw:fill="solid" draw:fill-color="#efc94c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5cm" svg:stroke-color="#fffad5" draw:marker-start-width="0.425cm" draw:marker-end="Arrow" draw:marker-end-width="0.525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ad5" fo:font-size="30pt" style:font-size-asian="30pt" style:font-size-complex="30pt"/>
    </style:style>
    <style:style style:name="P3" style:family="paragraph">
      <style:paragraph-properties fo:text-align="center"/>
      <style:text-properties fo:font-size="30pt" style:font-size-asian="30pt" style:font-size-complex="30pt"/>
    </style:style>
    <style:style style:name="P4" style:family="paragraph">
      <style:paragraph-properties fo:text-align="center"/>
      <style:text-properties fo:color="#fffad5"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fffad5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fffad5" fo:font-size="30pt" style:font-size-asian="30pt" style:font-size-complex="3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8pt"/>
    </style:style>
    <style:style style:name="T4" style:family="text">
      <style:text-properties style:text-position="super 58%" fo:font-size="30pt" style:font-size-asian="30pt" style:font-size-complex="30pt"/>
    </style:style>
    <style:style style:name="T5" style:family="text">
      <style:text-properties fo:color="#fffad5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0.478cm" svg:height="5.686cm" svg:x="4.254cm" svg:y="1.384cm">
          <text:p text:style-name="P1"><text:span text:style-name="T1">Mouse brain</text:span></text:p>
          <text:p text:style-name="P1"><text:span text:style-name="T1">Cell type specific</text:span></text:p>
          <text:p text:style-name="P1"><text:span text:style-name="T1">Expression profil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draw:type="line" svg:x1="9.493cm" svg:y1="6.62cm" svg:x2="9.493cm" svg:y2="8.666cm" draw:start-shape="id1" draw:start-glue-point="6" draw:end-shape="id2" draw:end-glue-point="4" svg:d="M9493 6620v2046" svg:viewBox="0 0 1 2047">
          <text:p/>
        </draw:connector>
        <draw:custom-shape draw:style-name="gr3" draw:text-style-name="P3" xml:id="id2" draw:id="id2" draw:layer="layout" svg:width="15.1cm" svg:height="3.907cm" svg:x="1.943cm" svg:y="8.666cm">
          <draw:glue-point draw:id="8" svg:x="-2.777cm" svg:y="5.012cm"/>
          <draw:glue-point draw:id="9" svg:x="2.777cm" svg:y="5.012cm" draw:escape-direction="down"/>
          <text:p text:style-name="P1"><text:span text:style-name="T2">Merge chips, RMA,</text:span></text:p>
          <text:p text:style-name="P1"><text:span text:style-name="T2">Probeset level normalization</text:span></text:p>
          <text:p text:style-name="P1"><text:span text:style-name="T2">Representative Probe Sel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555cm" svg:height="2.709cm" svg:x="19.401cm" svg:y="9.198cm">
          <text:p text:style-name="P1"><text:span text:style-name="T1">Desig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3" draw:id="id3" draw:layer="layout" svg:width="10.248cm" svg:height="4.438cm" svg:x="16.554cm" svg:y="2.347cm">
          <text:p text:style-name="P1"><text:span text:style-name="T2">Selection of files of</text:span></text:p>
          <text:p text:style-name="P1"><text:span text:style-name="T2"><text:s/></text:span><text:span text:style-name="T2">interest and grouping</text:span></text:p>
          <text:p text:style-name="P1"><text:span text:style-name="T2"/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draw:type="line" svg:x1="21.678cm" svg:y1="6.785cm" svg:x2="21.679cm" svg:y2="9.198cm" draw:start-shape="id3" draw:end-shape="id4" draw:end-glue-point="4" svg:d="M21678 6785l1 2413" svg:viewBox="0 0 2 2414">
          <text:p/>
        </draw:connector>
        <draw:connector draw:style-name="gr2" draw:text-style-name="P1" draw:layer="layout" draw:type="line" svg:x1="19.401cm" svg:y1="10.553cm" svg:x2="17.043cm" svg:y2="10.62cm" draw:start-shape="id4" draw:start-glue-point="5" draw:end-shape="id2" draw:end-glue-point="7" svg:d="M19401 10553l-2358 67" svg:viewBox="0 0 2359 68">
          <text:p/>
        </draw:connector>
        <draw:custom-shape draw:style-name="gr1" draw:text-style-name="P2" xml:id="id5" draw:id="id5" draw:layer="layout" svg:width="11.772cm" svg:height="4.081cm" svg:x="3.607cm" svg:y="14.578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1">Final Expression Values</text:span></text:p>
          <text:p text:style-name="P1"><text:span text:style-name="T1">Per Gen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xml:id="id6" draw:id="id6" draw:layer="layout" svg:width="11.178cm" svg:height="2.156cm" svg:x="3.904cm" svg:y="20.484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Marker Gene Sel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xml:id="id9" draw:id="id9" draw:layer="layout" svg:width="9.674cm" svg:height="3.896cm" svg:x="4.656cm" svg:y="25.976cm">
          <draw:glue-point draw:id="8" svg:x="-5.001cm" svg:y="2.461cm"/>
          <draw:glue-point draw:id="9" svg:x="-5.001cm" svg:y="-2.174cm"/>
          <text:p text:style-name="P1"><text:span text:style-name="T1">Cell type</text:span></text:p>
          <text:p text:style-name="P1"><text:span text:style-name="T1">specific gen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draw:type="line" svg:x1="9.493cm" svg:y1="12.573cm" svg:x2="9.493cm" svg:y2="14.578cm" draw:start-shape="id2" draw:start-glue-point="6" draw:end-shape="id5" draw:end-glue-point="4" svg:d="M9493 12573v2005" svg:viewBox="0 0 1 2006">
          <text:p/>
        </draw:connector>
        <draw:connector draw:style-name="gr2" draw:text-style-name="P1" draw:layer="layout" draw:type="line" svg:x1="9.493cm" svg:y1="18.418cm" svg:x2="9.493cm" svg:y2="20.484cm" draw:start-shape="id5" draw:start-glue-point="6" draw:end-shape="id6" draw:end-glue-point="4" svg:d="M9493 18418v2066" svg:viewBox="0 0 1 2067">
          <text:p/>
        </draw:connector>
        <draw:custom-shape draw:style-name="gr3" draw:text-style-name="P3" xml:id="id7" draw:id="id7" draw:layer="layout" svg:width="7.541cm" svg:height="2.652cm" svg:x="17.908cm" svg:y="18.714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Contamination</text:span></text:p>
          <text:p text:style-name="P1"><text:span text:style-name="T2">Det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5.379cm" svg:y1="16.618cm" svg:x2="17.908cm" svg:y2="20.04cm" draw:start-shape="id5" draw:end-shape="id7" draw:end-glue-point="5" svg:d="M15379 16618h1265v3422h1264" svg:viewBox="0 0 2530 3423">
          <text:p/>
        </draw:connector>
        <draw:custom-shape draw:style-name="gr4" draw:text-style-name="P5" xml:id="id8" draw:id="id8" draw:layer="layout" svg:width="8.802cm" svg:height="2.697cm" svg:x="17.277cm" svg:y="13.448cm">
          <text:p text:style-name="P1"><text:span text:style-name="T2">Sample Removal</text:span></text:p>
          <text:p text:style-name="P1"><text:span text:style-name="T3"/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draw:type="line" svg:x1="21.679cm" svg:y1="18.714cm" svg:x2="21.678cm" svg:y2="16.145cm" draw:start-shape="id7" draw:start-glue-point="4" draw:end-shape="id8" svg:d="M21679 18714l-1-2569" svg:viewBox="0 0 2 2570">
          <text:p/>
        </draw:connector>
        <draw:custom-shape draw:style-name="gr1" draw:text-style-name="P2" xml:id="id12" draw:id="id12" draw:layer="layout" svg:width="11.356cm" svg:height="2.881cm" svg:x="18.495cm" svg:y="33.858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1">Human bipolar datase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xml:id="id10" draw:id="id10" draw:layer="layout" svg:width="13.175cm" svg:height="4.859cm" svg:x="2.906cm" svg:y="32.869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Estimation of cell type</text:span></text:p>
          <text:p text:style-name="P1"><text:span text:style-name="T2">proportions via 1</text:span><text:span text:style-name="T4">st</text:span><text:span text:style-name="T2"> principle</text:span></text:p>
          <text:p text:style-name="P1"><text:span text:style-name="T2">component of cell type</text:span></text:p>
          <text:p text:style-name="P1"><text:span text:style-name="T2">specific gene express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9.493cm" svg:y1="29.564cm" svg:x2="9.494cm" svg:y2="32.869cm" draw:start-shape="id9" draw:start-glue-point="6" draw:end-shape="id10" draw:end-glue-point="4" svg:d="M9493 29564l1 3305" svg:viewBox="0 0 2 3306">
          <text:p/>
        </draw:connector>
        <draw:connector draw:style-name="gr2" draw:text-style-name="P1" draw:layer="layout" draw:type="line" svg:x1="9.494cm" svg:y1="37.728cm" svg:x2="9.493cm" svg:y2="40.7cm" draw:start-shape="id10" draw:start-glue-point="6" draw:end-shape="id11" draw:end-glue-point="4" svg:d="M9494 37728l-1 2972" svg:viewBox="0 0 2 2973">
          <text:p/>
        </draw:connector>
        <draw:custom-shape draw:style-name="gr1" draw:text-style-name="P6" xml:id="id11" draw:id="id11" draw:layer="layout" svg:width="7.65cm" svg:height="3.043cm" svg:x="5.668cm" svg:y="40.7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5">PROFIT?</text:span></text:p>
          <text:p text:style-name="P1"><text:span text:style-name="T5">(see results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draw:type="line" svg:x1="9.493cm" svg:y1="22.64cm" svg:x2="9.493cm" svg:y2="25.976cm" draw:start-shape="id6" draw:start-glue-point="6" draw:end-shape="id9" draw:end-glue-point="4" svg:d="M9493 22640v3336" svg:viewBox="0 0 1 3337">
          <text:p/>
        </draw:connector>
        <draw:connector draw:style-name="gr2" draw:text-style-name="P1" draw:layer="layout" draw:type="line" svg:x1="21.678cm" svg:y1="13.448cm" svg:x2="21.679cm" svg:y2="11.747cm" draw:start-shape="id8" draw:end-shape="id4" draw:end-glue-point="6" svg:d="M21678 13448l1-1701" svg:viewBox="0 0 2 1702">
          <text:p/>
        </draw:connector>
        <draw:connector draw:style-name="gr2" draw:text-style-name="P1" draw:layer="layout" draw:type="line" svg:x1="18.495cm" svg:y1="35.299cm" svg:x2="16.081cm" svg:y2="35.299cm" draw:start-shape="id12" draw:start-glue-point="5" draw:end-shape="id10" draw:end-glue-point="7" svg:d="M18495 35299h-2414" svg:viewBox="0 0 241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598cm" fo:page-height="45.364cm" style:print-orientation="portrait"/>
    </style:page-layout>
    <style:style style:name="Mdp1" style:family="drawing-page">
      <style:drawing-page-properties draw:background-size="border" draw:fill="solid" draw:fill-color="#334d5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3T16:38:53.544614585</meta:creation-date>
    <dc:date>2015-03-16T03:25:52.996437327</dc:date>
    <meta:editing-duration>PT2H41M46S</meta:editing-duration>
    <meta:editing-cycles>17</meta:editing-cycles>
    <meta:generator>LibreOffice/4.2.7.2$Linux_X86_64 LibreOffice_project/420m0$Build-2</meta:generator>
    <meta:document-statistic meta:object-count="24"/>
  </office:meta>
</office:document-meta>
</file>